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Controller To Display" table:style-name="ta1" table:print="false">
        <table:table-column table:style-name="co1" table:default-cell-style-name="ce2"/>
        <table:table-column table:style-name="co1" table:number-columns-repeated="8" table:default-cell-style-name="Default"/>
        <table:table-row table:style-name="ro1">
          <table:table-cell table:style-name="ce1" office:value-type="string" table:number-columns-spanned="9" table:number-rows-spanned="1">
            <text:p>Display protocol between the controller and OLED Display</text:p>
          </table:table-cell>
          <table:covered-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3" office:value-type="string" table:number-columns-spanned="9" table:number-rows-spanned="1">
            <text:p>This is how data is transferred to the display over RS232 – all data must be sent in a "packet" like below:</text:p>
          </table:table-cell>
          <table:covered-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Start Char</text:p>
          </table:table-cell>
          <table:table-cell office:value-type="string">
            <text:p>ID</text:p>
          </table:table-cell>
          <table:table-cell office:value-type="string">
            <text:p>Length of Data</text:p>
          </table:table-cell>
          <table:table-cell office:value-type="string">
            <text:p>Data 0</text:p>
          </table:table-cell>
          <table:table-cell office:value-type="string">
            <text:p>Data 1</text:p>
          </table:table-cell>
          <table:table-cell office:value-type="string">
            <text:p>Data 2</text:p>
          </table:table-cell>
          <table:table-cell office:value-type="string">
            <text:p>End Char</text:p>
          </table:table-cell>
          <table:table-cell table:number-columns-repeated="2"/>
        </table:table-row>
        <table:table-row table:style-name="ro1">
          <table:table-cell office:value-type="string">
            <text:p>0x55</text:p>
          </table:table-cell>
          <table:table-cell office:value-type="string" table:number-columns-spanned="5" table:number-rows-spanned="1">
            <text:p>See Below</text:p>
          </table:table-cell>
          <table:covered-table-cell table:number-columns-repeated="4"/>
          <table:table-cell office:value-type="string">
            <text:p>0xAA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style-name="ce4" office:value-type="string">
            <text:p>ID</text:p>
          </table:table-cell>
          <table:table-cell table:number-columns-repeated="8"/>
        </table:table-row>
        <table:table-row table:style-name="ro1">
          <table:table-cell table:style-name="ce4" office:value-type="float" office:value="0">
            <text:p>0</text:p>
          </table:table-cell>
          <table:table-cell table:style-name="ce5" office:value-type="string" table:number-columns-spanned="4" table:number-rows-spanned="1">
            <text:p>Send Gauge Value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table:number-columns-spanned="4" table:number-rows-spanned="1">
            <text:p>Example: Write value "1000" to the gauge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ID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Len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Data(1)</text:p>
          </table:table-cell>
          <table:table-cell office:value-type="string">
            <text:p>0x03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Data(2)</text:p>
          </table:table-cell>
          <table:table-cell office:value-type="string">
            <text:p>0xE8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 table:number-columns-spanned="4" table:number-rows-spanned="1">
            <text:p>Update Gauge Title</text:p>
          </table:table-cell>
          <table:covered-table-cell table:style-name="ce6"/>
          <table:covered-table-cell table:style-name="ce6"/>
          <table:covered-table-cell table:style-name="ce6"/>
          <table:table-cell table:number-columns-repeated="4"/>
        </table:table-row>
        <table:table-row table:style-name="ro1">
          <table:table-cell/>
          <table:table-cell office:value-type="string" table:number-columns-spanned="4" table:number-rows-spanned="1">
            <text:p>Example: Write "RPM" to the gauge title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ID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Len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Data(1)</text:p>
          </table:table-cell>
          <table:table-cell table:formula="of:=CODE(&quot;R&quot;)" office:value-type="float" office:value="82">
            <text:p>8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Data(2)</text:p>
          </table:table-cell>
          <table:table-cell table:formula="of:=CODE(&quot;P&quot;)" office:value-type="float" office:value="80">
            <text:p>8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Data(3)</text:p>
          </table:table-cell>
          <table:table-cell table:formula="of:=CODE(&quot;M&quot;)" office:value-type="float" office:value="77">
            <text:p>77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 office:value-type="string" table:number-columns-spanned="4" table:number-rows-spanned="1">
            <text:p>Set Gauge max</text:p>
          </table:table-cell>
          <table:covered-table-cell table:style-name="ce6"/>
          <table:covered-table-cell table:style-name="ce6"/>
          <table:covered-table-cell table:style-name="ce6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table:number-columns-spanned="4" table:number-rows-spanned="1">
            <text:p>Example: Set max scale to "8000"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ID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Len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Data(1)</text:p>
          </table:table-cell>
          <table:table-cell office:value-type="string">
            <text:p>0x1F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Data(2)</text:p>
          </table:table-cell>
          <table:table-cell office:value-type="string">
            <text:p>0x40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8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 office:value-type="string">
            <text:p>Send Error Message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office:value-type="string">
            <text:p>Example: Send "CAN Error Message"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office:value-type="string">
            <text:p>ID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table:style-name="Default"/>
          <table:table-cell office:value-type="string">
            <text:p>Len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style-name="Default"/>
          <table:table-cell office:value-type="string">
            <text:p>Data(1)</text:p>
          </table:table-cell>
          <table:table-cell office:value-type="string">
            <text:p>0x01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office:value-type="string">
            <text:p>Data = 1</text:p>
          </table:table-cell>
          <table:table-cell office:value-type="string">
            <text:p>"CAN TX Error"</text:p>
          </table:table-cell>
          <table:table-cell table:number-columns-repeated="6"/>
        </table:table-row>
        <table:table-row table:style-name="ro1">
          <table:table-cell table:style-name="Default"/>
          <table:table-cell office:value-type="string">
            <text:p>Data = 2</text:p>
          </table:table-cell>
          <table:table-cell office:value-type="string">
            <text:p>"CAN RX Error"</text:p>
          </table:table-cell>
          <table:table-cell table:number-columns-repeated="6"/>
        </table:table-row>
        <table:table-row table:style-name="ro1">
          <table:table-cell table:style-name="Default"/>
          <table:table-cell office:value-type="string">
            <text:p>Data = 3</text:p>
          </table:table-cell>
          <table:table-cell office:value-type="string">
            <text:p>"One Wire Switch Error"</text:p>
          </table:table-cell>
          <table:table-cell table:number-columns-repeated="6"/>
        </table:table-row>
      </table:table>
      <table:table table:name="Display to Controller" table:style-name="ta1" table:print="false">
        <table:table-column table:style-name="co1" table:default-cell-style-name="Default"/>
        <table:table-row table:style-name="ro1">
          <table:table-cell office:value-type="string">
            <text:p>EG commands from touch screen.</text:p>
          </table:table-cell>
        </table:table-row>
      </table:table>
      <table:table table:name="To Do" table:style-name="ta1" table:print="false">
        <table:table-column table:style-name="co1" table:default-cell-style-name="Default"/>
        <table:table-row table:style-name="ro1">
          <table:table-cell office:value-type="string">
            <text:p>Add a CRC check to the packet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3">23/06/2011</text:date>, <text:time>17:0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4H33M34S</meta:editing-duration>
    <meta:editing-cycles>9</meta:editing-cycles>
    <meta:generator>OpenOffice.org/3.2$Win32 OpenOffice.org_project/320m18$Build-9502</meta:generator>
    <dc:date>2011-06-23T17:08:43.82</dc:date>
    <meta:document-statistic meta:table-count="3" meta:cell-count="65" meta:object-count="0"/>
    <meta:user-defined meta:name="Info 1"/>
    <meta:user-defined meta:name="Info 2"/>
    <meta:user-defined meta:name="Info 3"/>
    <meta:user-defined meta:name="Info 4"/>
  </office:meta>
</office:document-meta>
</file>